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 Compact Display" svg:font-family="'SF Compact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F Compact Display" officeooo:rsid="0019891b" officeooo:paragraph-rsid="0019891b"/>
    </style:style>
    <style:style style:name="P2" style:family="paragraph" style:parent-style-name="Standard">
      <style:paragraph-properties fo:text-align="start" style:justify-single-word="false"/>
      <style:text-properties style:font-name="SF Compact Display" style:text-underline-style="solid" style:text-underline-width="auto" style:text-underline-color="font-color" officeooo:rsid="0019891b" officeooo:paragraph-rsid="0019891b"/>
    </style:style>
    <style:style style:name="P3" style:family="paragraph" style:parent-style-name="Standard">
      <style:paragraph-properties fo:text-align="start" style:justify-single-word="false"/>
      <style:text-properties style:font-name="SF Compact Display" style:text-underline-style="solid" style:text-underline-width="auto" style:text-underline-color="font-color" officeooo:rsid="001c0589" officeooo:paragraph-rsid="001c0589"/>
    </style:style>
    <style:style style:name="P4" style:family="paragraph" style:parent-style-name="Standard">
      <style:paragraph-properties fo:text-align="start" style:justify-single-word="false"/>
      <style:text-properties style:font-name="SF Compact Display" style:text-underline-style="solid" style:text-underline-width="auto" style:text-underline-color="font-color" officeooo:rsid="001f5544" officeooo:paragraph-rsid="001f5544"/>
    </style:style>
    <style:style style:name="P5" style:family="paragraph" style:parent-style-name="Standard">
      <style:paragraph-properties fo:text-align="justify" style:justify-single-word="false"/>
      <style:text-properties style:font-name="SF Compact Display" style:text-underline-style="solid" style:text-underline-width="auto" style:text-underline-color="font-color" officeooo:rsid="001f5544" officeooo:paragraph-rsid="001f5544"/>
    </style:style>
    <style:style style:name="P6" style:family="paragraph" style:parent-style-name="Standard">
      <style:paragraph-properties fo:text-align="start" style:justify-single-word="false"/>
      <style:text-properties style:font-name="SF Compact Display" style:text-underline-style="none" officeooo:rsid="001b06ca" officeooo:paragraph-rsid="001b06ca"/>
    </style:style>
    <style:style style:name="P7" style:family="paragraph" style:parent-style-name="Standard">
      <style:paragraph-properties fo:text-align="start" style:justify-single-word="false"/>
      <style:text-properties style:font-name="SF Compact Display" style:text-underline-style="none" officeooo:rsid="001c0589" officeooo:paragraph-rsid="001c0589"/>
    </style:style>
    <style:style style:name="P8" style:family="paragraph" style:parent-style-name="Standard">
      <style:paragraph-properties fo:text-align="start" style:justify-single-word="false"/>
      <style:text-properties style:font-name="SF Compact Display" style:text-underline-style="none" officeooo:rsid="001c0589" officeooo:paragraph-rsid="001c9b79"/>
    </style:style>
    <style:style style:name="P9" style:family="paragraph" style:parent-style-name="Standard">
      <style:paragraph-properties fo:text-align="start" style:justify-single-word="false"/>
      <style:text-properties style:font-name="SF Compact Display" style:text-underline-style="none" officeooo:rsid="001c9b79" officeooo:paragraph-rsid="001c9b79"/>
    </style:style>
    <style:style style:name="P10" style:family="paragraph" style:parent-style-name="Standard">
      <style:paragraph-properties fo:text-align="start" style:justify-single-word="false"/>
      <style:text-properties style:font-name="SF Compact Display" style:text-underline-style="none" officeooo:rsid="001f5544" officeooo:paragraph-rsid="001f5544"/>
    </style:style>
    <style:style style:name="P11" style:family="paragraph" style:parent-style-name="Standard">
      <style:paragraph-properties fo:text-align="justify" style:justify-single-word="false"/>
      <style:text-properties style:font-name="SF Compact Display" style:text-underline-style="none" officeooo:rsid="001f5544" officeooo:paragraph-rsid="001f5544"/>
    </style:style>
    <style:style style:name="P12" style:family="paragraph" style:parent-style-name="Standard">
      <style:paragraph-properties fo:text-align="justify" style:justify-single-word="false"/>
      <style:text-properties style:font-name="SF Compact Display" style:text-underline-style="none" officeooo:rsid="001f5544" officeooo:paragraph-rsid="001f5544"/>
    </style:style>
    <style:style style:name="P13" style:family="paragraph" style:parent-style-name="Standard">
      <style:paragraph-properties fo:text-align="justify" style:justify-single-word="false"/>
      <style:text-properties style:font-name="SF Compact Display" style:text-underline-style="none" officeooo:rsid="00213c3b" officeooo:paragraph-rsid="00213c3b"/>
    </style:style>
    <style:style style:name="P14" style:family="paragraph" style:parent-style-name="Standard">
      <style:paragraph-properties fo:text-align="justify" style:justify-single-word="false"/>
      <style:text-properties style:font-name="SF Compact Display" style:text-underline-style="solid" style:text-underline-width="auto" style:text-underline-color="font-color" officeooo:rsid="00213c3b" officeooo:paragraph-rsid="00213c3b"/>
    </style:style>
    <style:style style:name="T1" style:family="text">
      <style:text-properties officeooo:rsid="001c0589"/>
    </style:style>
    <style:style style:name="T2" style:family="text">
      <style:text-properties officeooo:rsid="001c9b79"/>
    </style:style>
    <style:style style:name="T3" style:family="text">
      <style:text-properties officeooo:rsid="001d75f3"/>
    </style:style>
    <style:style style:name="T4" style:family="text">
      <style:text-properties officeooo:rsid="001ff4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ro Isaac Aguilar Zárate</text:p>
      <text:p text:style-name="P1">Fuente de Hércules #17 A</text:p>
      <text:p text:style-name="P1">2281695534</text:p>
      <text:p text:style-name="P1"><text:a xlink:type="simple" xlink:href="mailto:auza920205@gmail.com" text:style-name="Internet_20_link" text:visited-style-name="Visited_20_Internet_20_Link">auza920205@gmail.com</text:a></text:p>
      <text:p text:style-name="P1"/>
      <text:p text:style-name="P2"/>
      <text:p text:style-name="P2">Trabajo y experiencia</text:p>
      <text:p text:style-name="P2"/>
      <text:p text:style-name="P6">(2018-2017) Profesor de física e informática en BAREXA en los semestres 3° y 5°.</text:p>
      <text:p text:style-name="P6"/>
      <text:p text:style-name="P6">(2018-2016) Barman y encargado de sistemas en restaurante-bar Vidita Mía.</text:p>
      <text:p text:style-name="P6"/>
      <text:p text:style-name="P6">(<text:span text:style-name="T1">2016</text:span>) <text:span text:style-name="T1">Representante federal de Carrera Magisterial.</text:span></text:p>
      <text:p text:style-name="P6"/>
      <text:p text:style-name="P7">(2015) Representante federal de Carrera Magisterial.</text:p>
      <text:p text:style-name="P7"/>
      <text:p text:style-name="P3"/>
      <text:p text:style-name="P3">Educación</text:p>
      <text:p text:style-name="P3"/>
      <text:p text:style-name="P8"><text:span text:style-name="T2">(Actualmente) </text:span>Licenciatura en tecnologías com<text:span text:style-name="T2">putacionales.</text:span></text:p>
      <text:p text:style-name="P8"/>
      <text:p text:style-name="P9">(2011-2016) Ingeniería en sistemas computacionales.</text:p>
      <text:p text:style-name="P9"/>
      <text:p text:style-name="P9">(<text:span text:style-name="T3">2009-2011</text:span>) <text:span text:style-name="T3">Bahillerato en CBTis 165, con carrera técnica en microcomputación.</text:span></text:p>
      <text:p text:style-name="P9"/>
      <text:p text:style-name="P9"/>
      <text:p text:style-name="P4">Habilidades extracurriculares</text:p>
      <text:p text:style-name="P4"/>
      <text:p text:style-name="P10">-Paquetería de office 2016.</text:p>
      <text:p text:style-name="P10">-Java.</text:p>
      <text:p text:style-name="P10">-C++.</text:p>
      <text:p text:style-name="P10">-Javascript: vanilla, ReactJS, ExpressJS, KrakenJS, <text:span text:style-name="T4">ElectronJS</text:span>.</text:p>
      <text:p text:style-name="P10">-PHP: vanilla, Laravel.</text:p>
      <text:p text:style-name="P10">-Ruby: vanilla, Sinatra</text:p>
      <text:p text:style-name="P10">-Inglés(70%), hablado, escrito, escuchado.</text:p>
      <text:p text:style-name="P10"/>
      <text:p text:style-name="P4"/>
      <text:p text:style-name="P4">Intereses</text:p>
      <text:p text:style-name="P10"/>
      <text:p text:style-name="P11">Me gusta trabajar en startups, por la libertad de elegir entre tecnologías, utilizar nuevas tecnologías, desarrollo web, y desarrollo de aplicaciones en general, viajar y conocer nuevas personas.</text:p>
      <text:p text:style-name="P11"/>
      <text:p text:style-name="P5"/>
      <text:p text:style-name="P5"/>
      <text:p text:style-name="P5"/>
      <text:p text:style-name="P5"/>
      <text:p text:style-name="P5"><text:soft-page-break/>Habilidades</text:p>
      <text:p text:style-name="P5"/>
      <text:p text:style-name="P11">Trabajo en equipo, solución de problemas, responsabilidad, iniciativa, proactividad, facilidad ara hablar en público, facilidad par generar relaciones interpersonales.</text:p>
      <text:p text:style-name="P11"/>
      <text:p text:style-name="P14">Repositorio</text:p>
      <text:p text:style-name="P14"/>
      <text:p text:style-name="P13"><text:a xlink:type="simple" xlink:href="https://github.com/firepho92" text:style-name="Internet_20_link" text:visited-style-name="Visited_20_Internet_20_Link">https://github.com/firepho92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 Compact Display" svg:font-family="'SF Compact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9:07:03.908608499</meta:creation-date>
    <dc:date>2018-08-06T21:10:17.292151554</dc:date>
    <meta:editing-duration>PT19M47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27" meta:word-count="146" meta:character-count="1198" meta:non-whitespace-character-count="1078"/>
  </office:meta>
</office:document-meta>
</file>